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o stretchy="false">〈</mo>
        <mrow>
          <mi>T</mi>
        </mrow>
        <mo stretchy="false">〉</mo>
      </mrow>
      <mrow>
        <mi/>
        <mo stretchy="false">=</mo>
        <mi/>
      </mrow>
      <mfrac>
        <mrow>
          <mfenced open="〈" close="〉">
            <mrow>
              <mrow>
                <munder>
                  <mo stretchy="false">∑</mo>
                  <mi>i</mi>
                </munder>
                <msub>
                  <mrow>
                    <mstyle mathvariant="bold">
                      <mrow>
                        <mi>r</mi>
                      </mrow>
                    </mstyle>
                  </mrow>
                  <mi>i</mi>
                </msub>
              </mrow>
              <mrow>
                <mi/>
                <mo stretchy="false">⋅</mo>
                <mi/>
              </mrow>
              <msub>
                <mo stretchy="false">∇</mo>
                <mi>i</mi>
              </msub>
              <mi>V</mi>
            </mrow>
          </mfenced>
        </mrow>
        <mn>2</mn>
      </mfrac>
    </mrow>
    <annotation encoding="StarMath 5.0">langle T rangle `=` {left langle sum from i {bold r} _i `cdot` nabla _i V right rangle} over 2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7T12:49:32.895000000</meta:creation-date>
    <meta:generator>LibreOffice/4.1.4.2$Windows_x86 LibreOffice_project/0a0440ccc0227ad9829de5f46be37cfb6edcf72</meta:generator>
  </office:meta>
</office:document-meta>
</file>